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officeooo:paragraph-rsid="000e0c13"/>
    </style:style>
    <style:style style:name="P3" style:family="paragraph" style:parent-style-name="Text_20_body">
      <style:paragraph-properties fo:margin-top="0in" fo:margin-bottom="0in" loext:contextual-spacing="false"/>
      <style:text-properties officeooo:paragraph-rsid="000eb988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0f75d5"/>
    </style:style>
    <style:style style:name="P5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style="italic" style:font-style-asian="italic" style:font-style-complex="italic"/>
    </style:style>
    <style:style style:name="T1" style:family="text">
      <style:text-properties officeooo:rsid="000f75d5"/>
    </style:style>
    <style:style style:name="T2" style:family="text">
      <style:text-properties officeooo:rsid="001022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h'khinah m'kor cha'einu</text:p>
      <text:p text:style-name="P2"/>
      <text:p text:style-name="P2"/>
      <text:p text:style-name="P1">Sh'khinah m'kor cha'einu,</text:p>
      <text:p text:style-name="P1">Sh'mi koleinu, chusi, v'rachami aleinu.</text:p>
      <text:p text:style-name="P1"/>
      <text:p text:style-name="P5">Sh'khinah, source of our lives,</text:p>
      <text:p text:style-name="P5">hear our plea, spare us, have compassion on us.</text:p>
      <text:p text:style-name="P1"/>
      <text:p text:style-name="P1">Sh'khinah m'kor cha'einu,</text:p>
      <text:p text:style-name="P1">Zikhri, ki banaikh uvnotaikh anachnu.</text:p>
      <text:p text:style-name="P1"/>
      <text:p text:style-name="P5">Sh'khinah, source of our lives,</text:p>
      <text:p text:style-name="P5">keep us in your care, for we are you<text:span text:style-name="T2">r</text:span> sons and your daughters.</text:p>
      <text:p text:style-name="P1"/>
      <text:p text:style-name="P1">Sh'khinah m'kor cha'einu,</text:p>
      <text:p text:style-name="P1">Chan'khi otanu l'hakir bmig'b'loteinu.</text:p>
      <text:p text:style-name="P1"/>
      <text:p text:style-name="P5">Sh'khinah, source of our lives,</text:p>
      <text:p text:style-name="P5">teach us to know our limits.</text:p>
      <text:p text:style-name="P1"/>
      <text:p text:style-name="P1">Sh'khinah m'kor cha'einu,</text:p>
      <text:p text:style-name="P1">Had'rikhi otanu bdar'khei noam.</text:p>
      <text:p text:style-name="P1"/>
      <text:p text:style-name="P5">Sh'khinah, source of our lives,</text:p>
      <text:p text:style-name="P5">guide us in pleasant paths.</text:p>
      <text:p text:style-name="P1"/>
      <text:p text:style-name="P1">Sh'khinah m'kor cha'einu,</text:p>
      <text:p text:style-name="P1">Lamdi otanu rachamim utz'dakah.</text:p>
      <text:p text:style-name="P1"/>
      <text:p text:style-name="P5">Sh'khinah, source of our lives,</text:p>
      <text:p text:style-name="P5">teach us mercy and justice.</text:p>
      <text:p text:style-name="P1"/>
      <text:p text:style-name="P1">Sh'khinah m'kor cha'einu,</text:p>
      <text:p text:style-name="P1">Asi lma'an hae'evakim l'shalom utzedek.</text:p>
      <text:p text:style-name="P1"/>
      <text:p text:style-name="P5">Sh'khinah, source of our lives,</text:p>
      <text:p text:style-name="P5">support those who struggle for peace and justice.</text:p>
      <text:p text:style-name="P1"/>
      <text:p text:style-name="P1"><text:soft-page-break/>Sh'khinah m'kor cha'einu,</text:p>
      <text:p text:style-name="P1">Hif'khi evleinu l'sason v'goneinu l'sim'chah.</text:p>
      <text:p text:style-name="P1"/>
      <text:p text:style-name="P5">Sh'khinah, source of our lives,</text:p>
      <text:p text:style-name="P5">turn our lamentation to exultation and our sorrow to joy.</text:p>
      <text:p text:style-name="P1"/>
      <text:p text:style-name="P1">Sh'khinah m'kor cha'einu,</text:p>
      <text:p text:style-name="P1">Barkhi admateinu v'khol ma'asei yadeinu.</text:p>
      <text:p text:style-name="P1"/>
      <text:p text:style-name="P5">Sh'khinah, source of our lives,</text:p>
      <text:p text:style-name="P5">bless our land and all the work of our hands.</text:p>
      <text:p text:style-name="P1"/>
      <text:p text:style-name="P1">Sh'khinah m'kor cha'einu,</text:p>
      <text:p text:style-name="P1">Kab'tzi banikh mei'arba kanfot ha'aretz lig'volam.</text:p>
      <text:p text:style-name="P1"/>
      <text:p text:style-name="P5">Sh'khinah, source of our lives,</text:p>
      <text:p text:style-name="P5">assemble your people from the four corners of the world in their land.</text:p>
      <text:p text:style-name="P1"/>
      <text:p text:style-name="P1">Sh'khinah m'kor cha'einu,</text:p>
      <text:p text:style-name="P3">Hash'limi binyan y'rushalaim ir k<text:span text:style-name="T1">a</text:span>d<text:span text:style-name="T1">u</text:span>sh<text:span text:style-name="T1">ah</text:span>.</text:p>
      <text:p text:style-name="P3">Hash'limi binyan y'rushalaim ir k<text:span text:style-name="T1">a</text:span>d<text:span text:style-name="T1">u</text:span>sh<text:span text:style-name="T1">ah</text:span>.</text:p>
      <text:p text:style-name="P4">Hash'limi binyan y'rushalaim ir k<text:span text:style-name="T1">a</text:span>d<text:span text:style-name="T1">u</text:span>sh<text:span text:style-name="T1">ah</text:span>.</text:p>
      <text:p text:style-name="P1"/>
      <text:p text:style-name="P5">Sh'khinah, source of our lives,</text:p>
      <text:p text:style-name="P5">build peace in Jerusalem, holy city,</text:p>
      <text:p text:style-name="P5">build peace in Jerusalem, holy city,</text:p>
      <text:p text:style-name="P5">build peace in Jerusalem, holy city.</text:p>
      <text:p text:style-name="P1"/>
      <text:p text:style-name="P1">From Kavanat Halev, copyright 1988, by the Israel Movement for Progressive Judaism.</text:p>
      <text:p text:style-name="P1">Translation by Adam Fis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1T18:00:51.694451000</dc:date>
    <meta:editing-duration>PT4M47S</meta:editing-duration>
    <meta:editing-cycles>4</meta:editing-cycles>
    <meta:generator>LibreOffice/4.4.1.2$MacOSX_X86_64 LibreOffice_project/45e2de17089c24a1fa810c8f975a7171ba4cd432</meta:generator>
    <dc:creator>Andy Oram</dc:creator>
    <meta:document-statistic meta:table-count="0" meta:image-count="0" meta:object-count="0" meta:page-count="2" meta:paragraph-count="47" meta:word-count="254" meta:character-count="1687" meta:non-whitespace-character-count="1480"/>
  </office:meta>
</office:document-meta>
</file>